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2b2bd2" draw:fill-color="#eeeeee" draw:textarea-horizontal-align="justify" draw:textarea-vertical-align="middle" draw:auto-grow-height="false" fo:min-height="15.35cm" fo:min-width="7cm"/>
    </style:style>
    <style:style style:name="gr2" style:family="graphic" style:parent-style-name="standard">
      <style:graphic-properties draw:stroke="solid" draw:stroke-dash="Ultrafine_20_2_20_Dots_20_3_20_Dashes" svg:stroke-color="#999999" draw:fill-color="#cccccc" draw:textarea-horizontal-align="justify" draw:textarea-vertical-align="middle" draw:auto-grow-height="false" fo:min-height="2.15cm" fo:min-width="4.4cm"/>
    </style:style>
    <style:style style:name="gr3" style:family="graphic" style:parent-style-name="standard">
      <style:graphic-properties svg:stroke-color="#999999" draw:fill-color="#cccccc" draw:textarea-horizontal-align="justify" draw:textarea-vertical-align="middle" draw:auto-grow-height="false" fo:min-height="1.15cm" fo:min-width="5.501cm"/>
    </style:style>
    <style:style style:name="gr4" style:family="graphic" style:parent-style-name="standard">
      <style:graphic-properties svg:stroke-color="#999999" draw:fill-color="#cccccc" draw:textarea-horizontal-align="justify" draw:textarea-vertical-align="middle" draw:auto-grow-height="false" fo:min-height="2.15cm" fo:min-width="5.59cm"/>
    </style:style>
    <style:style style:name="gr5" style:family="graphic" style:parent-style-name="standard">
      <style:graphic-properties svg:stroke-color="#999999" draw:fill-color="#cccccc" draw:textarea-horizontal-align="justify" draw:textarea-vertical-align="middle" draw:auto-grow-height="false" fo:min-height="2.15cm" fo:min-width="5.6cm"/>
    </style:style>
    <style:style style:name="gr6" style:family="graphic" style:parent-style-name="standard">
      <style:graphic-properties draw:stroke="dash" draw:stroke-dash="Ultrafine_20_2_20_Dots_20_3_20_Dashes" svg:stroke-color="#2b2bd2" draw:fill-color="#cccccc" draw:textarea-horizontal-align="justify" draw:textarea-vertical-align="middle" draw:auto-grow-height="false" fo:min-height="1.25cm" fo:min-width="6.6cm"/>
    </style:style>
    <style:style style:name="gr7" style:family="graphic" style:parent-style-name="standard">
      <style:graphic-properties svg:stroke-color="#999999" draw:fill-color="#cccccc" draw:textarea-horizontal-align="justify" draw:textarea-vertical-align="middle" draw:auto-grow-height="false" fo:min-height="15.15cm" fo:min-width="2.7cm"/>
    </style:style>
    <style:style style:name="gr8" style:family="graphic" style:parent-style-name="standard">
      <style:graphic-properties draw:stroke="solid" draw:stroke-dash="Ultrafine_20_2_20_Dots_20_3_20_Dashes" svg:stroke-color="#999999" draw:fill-color="#cccccc" draw:textarea-horizontal-align="justify" draw:textarea-vertical-align="middle" draw:auto-grow-height="false" fo:min-height="3.05cm" fo:min-width="2.7cm"/>
    </style:style>
    <style:style style:name="gr9" style:family="graphic" style:parent-style-name="standard">
      <style:graphic-properties draw:stroke="dash" draw:stroke-dash="Ultrafine_20_2_20_Dots_20_3_20_Dashes" svg:stroke-color="#2b2bd2" draw:fill-color="#eeeeee" draw:textarea-horizontal-align="justify" draw:textarea-vertical-align="middle" draw:auto-grow-height="false" fo:min-height="9.35cm" fo:min-width="6.9cm"/>
    </style:style>
    <style:style style:name="gr10" style:family="graphic" style:parent-style-name="standard">
      <style:graphic-properties draw:stroke="dash" draw:stroke-dash="Ultrafine_20_2_20_Dots_20_3_20_Dashes" svg:stroke-color="#2b2bd2" draw:fill-color="#cccccc" draw:textarea-horizontal-align="justify" draw:textarea-vertical-align="middle" draw:auto-grow-height="false" fo:min-height="2.553cm" fo:min-width="6cm"/>
    </style:style>
    <style:style style:name="gr11" style:family="graphic" style:parent-style-name="standard">
      <style:graphic-properties svg:stroke-color="#999999" draw:fill-color="#cccccc" draw:textarea-horizontal-align="justify" draw:textarea-vertical-align="middle" draw:auto-grow-height="false" fo:min-height="0.75cm" fo:min-width="5.625cm"/>
    </style:style>
    <style:style style:name="gr12" style:family="graphic" style:parent-style-name="standard">
      <style:graphic-properties svg:stroke-color="#999999" draw:fill-color="#cccccc" draw:textarea-horizontal-align="justify" draw:textarea-vertical-align="middle" draw:auto-grow-height="false" fo:min-height="1.05cm" fo:min-width="5.6cm"/>
    </style:style>
    <style:style style:name="gr13" style:family="graphic" style:parent-style-name="standard">
      <style:graphic-properties svg:stroke-color="#999999" draw:fill-color="#cccccc" draw:textarea-horizontal-align="justify" draw:textarea-vertical-align="middle" draw:auto-grow-height="false" fo:min-height="0.75cm" fo:min-width="5.6cm"/>
    </style:style>
    <style:style style:name="gr14" style:family="graphic" style:parent-style-name="standard">
      <style:graphic-properties svg:stroke-color="#999999" draw:fill-color="#cccccc" draw:textarea-horizontal-align="justify" draw:textarea-vertical-align="middle" draw:auto-grow-height="false" fo:min-height="2.55cm" fo:min-width="5.6cm"/>
    </style:style>
    <style:style style:name="gr15" style:family="graphic" style:parent-style-name="standard">
      <style:graphic-properties svg:stroke-color="#d22b2b" draw:fill-color="#d22b2b" draw:textarea-horizontal-align="justify" draw:textarea-vertical-align="middle" draw:auto-grow-height="false" fo:min-height="0.104cm" fo:min-width="0cm"/>
    </style:style>
    <style:style style:name="gr16" style:family="graphic" style:parent-style-name="objectwithoutfill">
      <style:graphic-properties svg:stroke-width="0.053cm" svg:stroke-color="#333333" draw:marker-start-width="0.279cm" draw:marker-end="Double_20_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="Double_20_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81cm" draw:marker-start-width="0.321cm" draw:marker-end="Rounded_20_large_20_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1cm" svg:stroke-color="#000000" draw:marker-start-width="0.321cm" draw:marker-end="Rounded_20_large_20_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draw:stroke-dash="Fine_20_Dashed" svg:stroke-width="0.028cm" svg:stroke-color="#000000" draw:marker-start-width="0.242cm" draw:marker-end-width="0.242cm" draw:fill="none" draw:fill-color="#ffffff" fo:min-height="0.781cm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color="#2b2bd2" draw:fill="none" draw:fill-color="#ffffff" fo:min-height="3.149cm"/>
    </style:style>
    <style:style style:name="gr22" style:family="graphic" style:parent-style-name="objectwithoutfill">
      <style:graphic-properties draw:stroke="dash" draw:stroke-dash="Ultrafine_20_2_20_Dots_20_3_20_Dashes" svg:stroke-width="0.212cm" svg:stroke-color="#2b2bd2" draw:marker-start-width="0.517cm" draw:marker-end="Rounded_20_large_20_Arrow" draw:marker-end-width="0.617cm" draw:fill="none" draw:textarea-vertical-align="middle" fo:padding-top="0.23cm" fo:padding-bottom="0.23cm" fo:padding-left="0.355cm" fo:padding-right="0.355cm"/>
    </style:style>
    <style:style style:name="gr23" style:family="graphic" style:parent-style-name="standard">
      <style:graphic-properties draw:stroke="none" draw:fill="none" fo:min-height="2.509cm"/>
    </style:style>
    <style:style style:name="gr24" style:family="graphic" style:parent-style-name="standard">
      <style:graphic-properties svg:stroke-color="#fff200" draw:fill-color="#fff200" draw:textarea-vertical-align="middle" draw:auto-grow-height="false" fo:min-height="0.096cm" fo:min-width="0cm"/>
    </style:style>
    <style:style style:name="gr25" style:family="graphic" style:parent-style-name="standard">
      <style:graphic-properties draw:stroke="dash" draw:stroke-dash="Fine_20_Dashed" svg:stroke-color="#fff200" draw:fill="solid" draw:fill-color="#fff200" draw:opacity="28%" draw:textarea-horizontal-align="justify" draw:textarea-vertical-align="middle" draw:auto-grow-height="false" fo:min-height="1.25cm" fo:min-width="4.8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-color="#cccccc"/>
      <style:paragraph-properties fo:text-align="start"/>
      <style:text-properties fo:font-size="16pt" style:font-size-asian="16pt" style:font-size-complex="16pt"/>
    </style:style>
    <style:style style:name="P6" style:family="paragraph">
      <loext:graphic-properties draw:fill-color="#cccccc"/>
      <style:paragraph-properties fo:text-align="start"/>
      <style:text-properties fo:font-size="14pt" style:font-size-asian="14pt" style:font-size-complex="14pt"/>
    </style:style>
    <style:style style:name="P7" style:family="paragraph">
      <loext:graphic-properties draw:fill-color="#d22b2b"/>
      <style:paragraph-properties fo:text-align="center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text-properties fo:color="#2b2bd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start" style:writing-mode="lr-tb"/>
      <style:text-properties fo:color="#2b2bd2" fo:font-size="16pt" style:font-size-asian="16pt" style:font-size-complex="16pt"/>
    </style:style>
    <style:style style:name="P13" style:family="paragraph">
      <loext:graphic-properties draw:fill="none"/>
      <style:paragraph-properties fo:text-align="center"/>
      <style:text-properties fo:color="#2b2bd2" fo:font-size="16pt" style:font-size-asian="16pt" style:font-size-complex="16pt"/>
    </style:style>
    <style:style style:name="P14" style:family="paragraph">
      <loext:graphic-properties draw:fill-color="#fff200"/>
      <style:paragraph-properties fo:text-align="center"/>
    </style:style>
    <style:style style:name="P15" style:family="paragraph">
      <loext:graphic-properties draw:fill="solid" draw:fill-color="#fff200" draw:opacity="28%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Source Sans Pro Light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T8" style:family="text">
      <style:text-properties fo:color="#000000" style:font-name="Source Sans Pro Light" fo:font-size="11pt" style:font-name-asian="Liberation Sans1" style:font-size-asian="11pt" style:font-name-complex="Liberation Sans1" style:font-size-complex="11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2b2bd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2b2bd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5cm" svg:height="15.6cm" svg:x="8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9cm" svg:height="2.4cm" svg:x="2.7cm" svg:y="8.2cm">
          <text:p text:style-name="P2"><text:span text:style-name="T1">Synchroniser 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6.001cm" svg:height="1.4cm" svg:x="8.599cm" svg:y="1cm">
          <text:p text:style-name="P2"><text:span text:style-name="T1">N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09cm" svg:height="2.4cm" draw:transform="skewX (0.00925024503556995) translate (8.922cm 5.1cm)">
          <text:p text:style-name="P4"><text:span text:style-name="T2">Données </text:span></text:p>
          <text:p text:style-name="P4"><text:span text:style-name="T2">bibliographiq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" draw:id="id3" draw:layer="layout" svg:width="6.1cm" svg:height="2.4cm" svg:x="9cm" svg:y="10.1cm">
          <text:p text:style-name="P4"><text:span text:style-name="T3">Données </text:span></text:p>
          <text:p text:style-name="P4"><text:span text:style-name="T3">bibliogr. et fichiers </text:span></text:p>
          <text:p text:style-name="P4"><text:span text:style-name="T3">→ </text:span><text:span text:style-name="T3">bibliothèque de group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6.1cm" svg:height="2.4cm" svg:x="9cm" svg:y="14.1cm">
          <text:p text:style-name="P4"><text:span text:style-name="T3">Données </text:span></text:p>
          <text:p text:style-name="P4"><text:span text:style-name="T3">bibliogr. et fichiers </text:span></text:p>
          <text:p text:style-name="P4"><text:span text:style-name="T3">→ </text:span><text:span text:style-name="T3">bibliothèque pers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3" draw:layer="layout" svg:width="7.1cm" svg:height="1.5cm" svg:x="8.2cm" svg:y="2.8cm">
          <text:p text:style-name="P2"><text:span text:style-name="T1">Oui - Quel périmètre ?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2cm" svg:height="15.4cm" svg:x="25.5cm" svg:y="1cm">
          <text:p text:style-name="P2"><text:span text:style-name="T1">Fichiers </text:span></text:p>
          <text:p text:style-name="P2"><text:span text:style-name="T1">dans </text:span></text:p>
          <text:p text:style-name="P2"><text:span text:style-name="T1">Zotero</text:span></text:p>
          <text:p text:style-name="P2"><text:span text:style-name="T1"/></text:p>
          <text:p text:style-name="P2"><text:span text:style-name="T4">Zotero\storag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2cm" svg:height="3.3cm" svg:x="25.5cm" svg:y="16.7cm">
          <text:p text:style-name="P2"><text:span text:style-name="T1">Fichiers </text:span></text:p>
          <text:p text:style-name="P2"><text:span text:style-name="T1">hors de </text:span></text:p>
          <text:p text:style-name="P2"><text:span text:style-name="T1">Zotero</text:span></text:p>
          <text:p text:style-name="P2"><text:span text:style-name="T4">C:\mes_PDF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4cm" svg:height="9.6cm" svg:x="16.8cm" svg:y="9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5cm" svg:height="2.803cm" svg:x="17.2cm" svg:y="7.1cm">
          <text:p text:style-name="P2"><text:span text:style-name="T1">Service tiers pour </text:span></text:p>
          <text:p text:style-name="P2"><text:span text:style-name="T1">synchro des </text:span><text:span text:style-name="T5">fichiers</text:span><text:span text:style-name="T1"> ?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125cm" svg:height="1cm" svg:x="17.675cm" svg:y="10.8cm">
          <text:p text:style-name="P4"><text:span text:style-name="T2">Impossible !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6" draw:id="id6" draw:layer="layout" svg:width="6.1cm" svg:height="1.3cm" svg:x="17.7cm" svg:y="13.1cm">
          <text:p text:style-name="P4"><text:span text:style-name="T3">Non → serveurs Zotero, </text:span></text:p>
          <text:p text:style-name="P4"><text:span text:style-name="T3">en payant pour &gt; 300Mo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1cm" svg:height="1cm" svg:x="17.678cm" svg:y="14.825cm">
          <text:p text:style-name="P4"><text:span text:style-name="T3">Oui → service WebDAV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8" draw:id="id8" draw:layer="layout" svg:width="6.1cm" svg:height="2.8cm" svg:x="17.7cm" svg:y="16.2cm">
          <text:p text:style-name="P4"><text:span text:style-name="T3">Oui → dossier synchro. </text:span></text:p>
          <text:p text:style-name="P4"><text:span text:style-name="T3">(DropBox, etc.)</text:span></text:p>
          <text:p text:style-name="P4"><text:span text:style-name="T3"><text:s text:c="3"/></text:span><text:span text:style-name="T6"><text:s/></text:span><text:span text:style-name="T7">Il ne s’agit pas de placer votre </text:span></text:p>
          <text:p text:style-name="P4"><text:span text:style-name="T7"><text:s text:c="6"/></text:span><text:span text:style-name="T7">répertoire de données </text:span><text:span text:style-name="T8">Zotero</text:span></text:p>
          <text:p text:style-name="P4"><text:span text:style-name="T7"><text:s text:c="6"/></text:span><text:span text:style-name="T7">dans votre dossier </text:span><text:span text:style-name="T8">DropBox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6cm" svg:height="0.5cm" svg:x="21.355cm" svg:y="11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16" draw:text-style-name="P8" draw:layer="layout" svg:x1="5.15cm" svg:y1="8.2cm" svg:x2="8.599cm" svg:y2="1.7cm" draw:start-shape="id1" draw:end-shape="id2" draw:end-glue-point="3" svg:d="M5150 8200v-6500h3449" svg:viewBox="0 0 3450 6501">
          <text:p/>
        </draw:connector>
        <draw:line draw:style-name="gr17" draw:text-style-name="P8" draw:layer="layout" svg:x1="5.2cm" svg:y1="6.2cm" svg:x2="8.9cm" svg:y2="6.2cm">
          <text:p/>
        </draw:line>
        <draw:connector draw:style-name="gr17" draw:text-style-name="P8" xml:id="id4" draw:id="id4" draw:layer="layout" svg:x1="5.15cm" svg:y1="10.6cm" svg:x2="9cm" svg:y2="11.3cm" draw:start-shape="id1" draw:start-glue-point="2" draw:end-shape="id3" draw:end-glue-point="3" svg:d="M5150 10600v700h3850" svg:viewBox="0 0 3851 701">
          <text:p/>
        </draw:connector>
        <draw:connector draw:style-name="gr17" draw:text-style-name="P8" draw:layer="layout" svg:x1="5.15cm" svg:y1="11.3cm" svg:x2="9cm" svg:y2="15.3cm" draw:start-shape="id4" draw:start-glue-point="0" draw:end-shape="id5" draw:end-glue-point="3" svg:d="M5150 11300v4000h3850" svg:viewBox="0 0 3851 4001">
          <text:p/>
        </draw:connector>
        <draw:line draw:style-name="gr18" draw:text-style-name="P8" draw:layer="layout" svg:x1="14.6cm" svg:y1="1.6cm" svg:x2="25.5cm" svg:y2="1.6cm">
          <text:p/>
        </draw:line>
        <draw:line draw:style-name="gr18" draw:text-style-name="P8" draw:layer="layout" svg:x1="15cm" svg:y1="6.2cm" svg:x2="25.5cm" svg:y2="6.2cm">
          <text:p/>
        </draw:line>
        <draw:line draw:style-name="gr19" draw:text-style-name="P8" draw:layer="layout" svg:x1="23.8cm" svg:y1="17.5cm" svg:x2="25.5cm" svg:y2="17.5cm">
          <text:p/>
        </draw:line>
        <draw:line draw:style-name="gr18" draw:text-style-name="P8" draw:layer="layout" svg:x1="23.768cm" svg:y1="15.303cm" svg:x2="25.5cm" svg:y2="15.3cm">
          <text:p/>
        </draw:line>
        <draw:line draw:style-name="gr17" draw:text-style-name="P8" draw:layer="layout" svg:x1="15.1cm" svg:y1="11.289cm" svg:x2="17.635cm" svg:y2="11.289cm">
          <text:p/>
        </draw:line>
        <draw:line draw:style-name="gr17" draw:text-style-name="P8" draw:layer="layout" svg:x1="15.1cm" svg:y1="15.377cm" svg:x2="17.678cm" svg:y2="15.377cm">
          <text:p/>
        </draw:line>
        <draw:connector draw:style-name="gr16" draw:text-style-name="P8" xml:id="id7" draw:id="id7" draw:layer="layout" draw:line-skew="-0.65cm" svg:x1="15.9cm" svg:y1="15.9cm" svg:x2="17.7cm" svg:y2="13.75cm" draw:end-shape="id6" svg:d="M15900 15900v-2150h1800" svg:viewBox="0 0 1801 2151">
          <text:p/>
        </draw:connector>
        <draw:connector draw:style-name="gr16" draw:text-style-name="P8" draw:layer="layout" svg:x1="15.9cm" svg:y1="15.9cm" svg:x2="17.7cm" svg:y2="17.6cm" draw:start-shape="id7" draw:start-glue-point="2" draw:end-shape="id8" draw:end-glue-point="3" svg:d="M15900 15900v1700h1800" svg:viewBox="0 0 1801 1701">
          <text:p/>
        </draw:connector>
        <draw:frame draw:style-name="gr20" draw:text-style-name="P9" draw:layer="layout" svg:width="25.5cm" svg:height="1.059cm" svg:x="1.1cm" svg:y="19.469cm">
          <draw:text-box>
            <text:p><text:span text:style-name="T9">CC BY - Auteur : Rédaction du blog Zotero francophone - supplément au billet « ZotFile : un outil pour gérer vos PDF » - https://zotero.hypotheses.org/2838</text:span></text:p>
          </draw:text-box>
        </draw:frame>
        <draw:frame draw:style-name="gr21" draw:text-style-name="P10" draw:layer="layout" svg:width="8cm" svg:height="3.399cm" svg:x="16.3cm" svg:y="2.301cm">
          <draw:text-box>
            <text:p><text:span text:style-name="T10">Être ou ne pas être dans Zotero : quel choix pour vos PDF et autres fichiers joints ?</text:span></text:p>
          </draw:text-box>
        </draw:frame>
        <draw:line draw:style-name="gr17" draw:text-style-name="P8" draw:layer="layout" svg:x1="20cm" svg:y1="11.8cm" svg:x2="20.008cm" svg:y2="13.1cm">
          <text:p/>
        </draw:line>
        <draw:line draw:style-name="gr22" draw:text-style-name="P8" draw:layer="layout" svg:x1="2cm" svg:y1="10.3cm" svg:x2="2cm" svg:y2="15.3cm">
          <text:p/>
        </draw:line>
        <draw:frame draw:style-name="gr23" draw:text-style-name="P12" draw:layer="layout" svg:width="5.5cm" svg:height="2.759cm" svg:x="1cm" svg:y="16.2cm">
          <draw:text-box>
            <text:p text:style-name="P11"><text:span text:style-name="T11">+ de contraintes</text:span></text:p>
            <text:p text:style-name="P11"><text:span text:style-name="T11">+ de paramétrages</text:span></text:p>
          </draw:text-box>
        </draw:frame>
        <draw:line draw:style-name="gr22" draw:text-style-name="P8" draw:layer="layout" svg:x1="2cm" svg:y1="9cm" svg:x2="2cm" svg:y2="4cm">
          <text:p/>
        </draw:line>
        <draw:frame draw:style-name="gr23" draw:text-style-name="P13" draw:layer="layout" svg:width="4.5cm" svg:height="2.759cm" svg:x="0.9cm" svg:y="2.3cm">
          <draw:text-box>
            <text:p text:style-name="P4"><text:span text:style-name="T11">+ de simplicité</text:span></text:p>
            <text:p text:style-name="P4"><text:span text:style-name="T11">+ de fiabilité</text:span></text:p>
          </draw:text-box>
        </draw:frame>
        <draw:line draw:style-name="gr18" draw:text-style-name="P8" draw:layer="layout" svg:x1="23.768cm" svg:y1="13.736cm" svg:x2="25.5cm" svg:y2="13.733cm">
          <text:p/>
        </draw:line>
        <draw:custom-shape draw:style-name="gr24" draw:text-style-name="P14" draw:layer="layout" svg:width="0.5cm" svg:height="1.1cm" svg:x="17.8cm" svg:y="17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5" draw:text-style-name="P15" draw:layer="layout" svg:width="5.3cm" svg:height="1.5cm" svg:x="18.4cm" svg:y="17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9T14:43:16.042000000</meta:creation-date>
    <dc:date>2020-02-11T11:20:11.180000000</dc:date>
    <meta:editing-duration>PT1H27M14S</meta:editing-duration>
    <meta:editing-cycles>16</meta:editing-cycles>
    <meta:generator>LibreOffice/5.3.5.2$Windows_x86 LibreOffice_project/50d9bf2b0a79cdb85a3814b592608037a682059d</meta:generator>
    <meta:document-statistic meta:object-count="38"/>
  </office:meta>
</office:document-meta>
</file>